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fo:language="es" fo:country="DO"/>
    </style:style>
    <style:style style:name="P2" style:family="paragraph" style:parent-style-name="Standard">
      <style:text-properties fo:language="es" fo:country="DO" officeooo:rsid="0003b85a" officeooo:paragraph-rsid="0003b85a"/>
    </style:style>
    <style:style style:name="P3" style:family="paragraph" style:parent-style-name="Standard">
      <style:text-properties fo:language="es" fo:country="DO" officeooo:rsid="0006eef2" officeooo:paragraph-rsid="0006eef2"/>
    </style:style>
    <style:style style:name="P4" style:family="paragraph" style:parent-style-name="Standard">
      <style:text-properties fo:language="es" fo:country="DO" fo:font-weight="bold" officeooo:rsid="0006eef2" officeooo:paragraph-rsid="0006eef2" style:font-weight-asian="bold" style:font-weight-complex="bold"/>
    </style:style>
    <style:style style:name="P5" style:family="paragraph" style:parent-style-name="Standard">
      <style:text-properties fo:language="es" fo:country="DO" officeooo:rsid="00050732" officeooo:paragraph-rsid="00050732"/>
    </style:style>
    <style:style style:name="P6" style:family="paragraph" style:parent-style-name="Title">
      <style:text-properties fo:language="es" fo:country="DO"/>
    </style:style>
    <style:style style:name="T1" style:family="text">
      <style:text-properties officeooo:rsid="00050732"/>
    </style:style>
    <style:style style:name="T2" style:family="text">
      <style:text-properties fo:language="en" fo:country="US" officeooo:rsid="00050732"/>
    </style:style>
    <style:style style:name="T3" style:family="text">
      <style:text-properties fo:language="es" fo:country="DO"/>
    </style:style>
    <style:style style:name="T4" style:family="text">
      <style:text-properties fo:language="es" fo:country="DO" officeooo:rsid="00050732"/>
    </style:style>
    <style:style style:name="T5" style:family="text">
      <style:text-properties officeooo:rsid="000749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anual del lenguaje <text:span text:style-name="T1">en español</text:span></text:p>
      <text:p text:style-name="P2"/>
      <text:h text:style-name="P1" text:outline-level="2"><text:span text:style-name="T1">C</text:span>omo Usar:</text:h>
      <text:p text:style-name="P3"><text:span text:style-name="T1">E</text:span>L LENGUAGE SE EJECUTA DESDE LA CONSOLA DE COMANDOS, PUDE QUE SEA NECESARIO RECOMPILAR LOS ARCHIVOS PARA PODER CORRER EL PROGRAMA,</text:p>
      <text:p text:style-name="P3">PARA CORRER EL PROGRAMA EJECUTA EL SIGUIENTE COMANDO:</text:p>
      <text:p text:style-name="P4">java -jar compilador.jar</text:p>
      <text:p text:style-name="P3"/>
      <text:p text:style-name="P3">NOTA: TIENE QUE TENER INSTALADO EL COMPILADOR DE JAVA Y TENERLO EN LAS VARIABLES DE ENTORNO Y ESTAR UBICADO EN LA CARPETA DEL PROYECTO AL EJECUTAR LOS COMANDOS. SI TIENE QUE RECOMPILAR LOS ARCHIVOS EJECUTE LOS SIGUIENTES COMANDOS:</text:p>
      <text:p text:style-name="P4">javac *.java</text:p>
      <text:p text:style-name="P4">jar cvfm compilador.jar manifest.txt *.class</text:p>
      <text:p text:style-name="P3"/>
      <text:p text:style-name="P2"/>
      <text:h text:style-name="P1" text:outline-level="2">Estructura básica:</text:h>
      <text:p text:style-name="P2">Programa [nombre de la clase]{</text:p>
      <text:p text:style-name="P2"><text:tab/>Publica estatica vacia Principal(){</text:p>
      <text:p text:style-name="P2"><text:tab/><text:tab/>//TU CODIGO</text:p>
      <text:p text:style-name="P2"><text:tab/>}</text:p>
      <text:p text:style-name="P2">}</text:p>
      <text:p text:style-name="P2"/>
      <text:p text:style-name="P2"/>
      <text:h text:style-name="P1" text:outline-level="2">Declaracion de variables</text:h>
      <text:p text:style-name="P2">cadena c = “Hola”;</text:p>
      <text:p text:style-name="P2">caracter ca = ‘h’;</text:p>
      <text:p text:style-name="P2">entero e = 1;</text:p>
      <text:p text:style-name="P2">flotante f = 0.5;</text:p>
      <text:p text:style-name="P2"/>
      <text:p text:style-name="P2"/>
      <text:h text:style-name="P1" text:outline-level="2">Metodos y palabras reservadas</text:h>
      <text:p text:style-name="P2">Para(n2 = 0; n2 &lt; 10; n2++ ) //FOR</text:p>
      <text:p text:style-name="P2">{</text:p>
      <text:p text:style-name="P2"><text:tab/><text:span text:style-name="T5">E</text:span>scribir(n2);</text:p>
      <text:p text:style-name="P2">}</text:p>
      <text:p text:style-name="P2"><text:tab/><text:tab/></text:p>
      <text:p text:style-name="P2">Si( n1 &gt;= 0 )//IF</text:p>
      <text:p text:style-name="P2">{</text:p>
      <text:p text:style-name="P2"><text:tab/>n1 = n3 / n2;</text:p>
      <text:p text:style-name="P2"><text:soft-page-break/>} </text:p>
      <text:p text:style-name="P2">Sino Si(n1 &lt; 10)//ELSE IF</text:p>
      <text:p text:style-name="P2">{ </text:p>
      <text:p text:style-name="P2"><text:tab/>n1 = n2 - n3; </text:p>
      <text:p text:style-name="P2">}</text:p>
      <text:p text:style-name="P2">Sino//ELSE</text:p>
      <text:p text:style-name="P2">{</text:p>
      <text:p text:style-name="P2"><text:tab/>Escribir("Ninguna opcion");//PRINT</text:p>
      <text:p text:style-name="P2">}</text:p>
      <text:p text:style-name="P2"><text:tab/></text:p>
      <text:p text:style-name="P2">Hacer//DO</text:p>
      <text:p text:style-name="P2">{</text:p>
      <text:p text:style-name="P2"><text:tab/>x = x + 1;</text:p>
      <text:p text:style-name="P2"><text:tab/>Escribir(x);</text:p>
      <text:p text:style-name="P2">}</text:p>
      <text:p text:style-name="P2">Mientras(x &lt; 5)//WHILE</text:p>
      <text:p text:style-name="P2"><text:tab/><text:tab/></text:p>
      <text:p text:style-name="P2">Mientras(n1 &lt;= 20)</text:p>
      <text:p text:style-name="P2">{</text:p>
      <text:p text:style-name="P2"><text:tab/>n1++;</text:p>
      <text:p text:style-name="P2"><text:tab/>Escribir(n1);</text:p>
      <text:p text:style-name="P2">}</text:p>
      <text:p text:style-name="P2"><text:tab/></text:p>
      <text:p text:style-name="P2">Alternar(n3)//SWITCH</text:p>
      <text:p text:style-name="P2">{</text:p>
      <text:p text:style-name="P2"><text:tab/>Caso 3://CASE</text:p>
      <text:p text:style-name="P2"><text:tab/><text:tab/>n1 = 2 + 2;</text:p>
      <text:p text:style-name="P2"><text:tab/>Termina;//BREAK</text:p>
      <text:p text:style-name="P2"><text:tab/>Predeterminado://DEFAULT</text:p>
      <text:p text:style-name="P2"><text:tab/><text:tab/>n1 = 10;</text:p>
      <text:p text:style-name="P2"><text:tab/>Termina;<text:tab/></text:p>
      <text:p text:style-name="P2">}<text:tab/><text:tab/></text:p>
      <text:p text:style-name="P5">Leer(); //Scan || Read</text:p>
      <text:p text:style-name="P2"/>
      <text:p text:style-name="P5">publica //public</text:p>
      <text:p text:style-name="P5">privada //private</text:p>
      <text:p text:style-name="P5">estatica //static</text:p>
      <text:p text:style-name="P5">vacia //void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3T08:26:54.060000000</meta:creation-date>
    <dc:date>2022-03-13T13:48:27.406000000</dc:date>
    <meta:editing-duration>PT14M49S</meta:editing-duration>
    <meta:editing-cycles>3</meta:editing-cycles>
    <meta:generator>LibreOffice/7.2.5.2$Windows_X86_64 LibreOffice_project/499f9727c189e6ef3471021d6132d4c694f357e5</meta:generator>
    <meta:document-statistic meta:table-count="0" meta:image-count="0" meta:object-count="0" meta:page-count="2" meta:paragraph-count="65" meta:word-count="210" meta:character-count="1225" meta:non-whitespace-character-count="1044"/>
  </office:meta>
</office:document-meta>
</file>